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c60d" officeooo:paragraph-rsid="000cc60d"/>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cc60d" officeooo:paragraph-rsid="000cc60d"/>
    </style:style>
    <style:style style:name="P3" style:family="paragraph" style:parent-style-name="Standard">
      <style:paragraph-properties fo:text-align="start" style:justify-single-word="false"/>
      <style:text-properties style:text-underline-style="none" officeooo:rsid="000cc60d" officeooo:paragraph-rsid="000cc60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paragraph-rsid="000cc60d" style:font-size-asian="14pt" style:font-size-complex="14pt"/>
    </style:style>
    <style:style style:name="P5" style:family="paragraph" style:parent-style-name="Standard">
      <style:paragraph-properties fo:text-align="start" style:justify-single-word="false"/>
      <style:text-properties fo:font-size="14pt" fo:language="en" fo:country="US" style:text-underline-style="none" officeooo:rsid="000cc60d" officeooo:paragraph-rsid="000cc60d" style:font-size-asian="14pt" style:font-size-complex="14pt"/>
    </style:style>
    <style:style style:name="P6" style:family="paragraph" style:parent-style-name="Standard">
      <style:paragraph-properties fo:text-align="start" style:justify-single-word="false"/>
      <style:text-properties fo:font-size="14pt" fo:language="en" fo:country="US" style:text-underline-style="none" officeooo:rsid="000e529a" officeooo:paragraph-rsid="000e529a"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cc60d" officeooo:paragraph-rsid="000cc60d" style:font-size-asian="14pt" style:font-size-complex="14pt"/>
    </style:style>
    <style:style style:name="T1" style:family="text">
      <style:text-properties officeooo:rsid="000e52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xim Lyoen <text:s text:c="3"/></text:p>
      <text:p text:style-name="P1"/>
      <text:p text:style-name="P2">Summary of video</text:p>
      <text:p text:style-name="P2"/>
      <text:p text:style-name="P3">Link of the video : <text:a xlink:type="simple" xlink:href="https://www.youtube.com/watch?v=XHSYEH133HA" text:style-name="Internet_20_link" text:visited-style-name="Visited_20_Internet_20_Link">https://www.youtube.com/watch?v=XHSYEH133HA</text:a></text:p>
      <text:p text:style-name="P3"/>
      <text:p text:style-name="P7">The first step of «3D printing house</text:p>
      <text:p text:style-name="P4"/>
      <text:p text:style-name="P5">The 3D printing is now a basic thing in the society. Every one can print lots of thinking with the little 3 D print or more big. But now, one society wants to create something new with this technology, he wants to print house. More faster, easier and more ecological.</text:p>
      <text:p text:style-name="P5"/>
      <text:p text:style-name="P5">This enterprise from Germany print the first 3D print house in Ulm in Germany. This house respects the rules to build house in Germany. The next step is to build a house of 300².</text:p>
      <text:p text:style-name="P5"/>
      <text:p text:style-name="P5">The house was made in the big tent. The installation of 3D printer takes 48 hours and after just 2 people need to be there to help the printer. This construction is very fast and don’t take lots of time.</text:p>
      <text:p text:style-name="P5"/>
      <text:p text:style-name="P6">But there is a problem, the rules to build a house is very hard in the world and he can't do it everywhere. And in a second time, after the construction the job for the other people who make the electricity and every thinks else is different. Is not more hard, but the people don’t want to try it and change every thinks for these technologies.</text:p>
      <text:p text:style-name="P6"/>
      <text:p text:style-name="P6">In conclusion, this technology is very good thinks in the paper may is very difficult to make it in <text:s/>real life. So many people don’t want to do other work for this new technology. But is maybe the future of the construction because he was more ecological and more simple.</text:p>
      <text:p text:style-name="P6"/>
      <text:p text:style-name="P6">I chose this video because I like the subject and the 3D printing is very good subject and for me this is the future of the construction think.</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2T19:14:32.798000000</meta:creation-date>
    <dc:date>2021-10-22T19:34:00.637000000</dc:date>
    <meta:editing-duration>PT8M43S</meta:editing-duration>
    <meta:editing-cycles>2</meta:editing-cycles>
    <meta:generator>LibreOffice/7.2.2.2$Windows_X86_64 LibreOffice_project/02b2acce88a210515b4a5bb2e46cbfb63fe97d56</meta:generator>
    <meta:document-statistic meta:table-count="0" meta:image-count="0" meta:object-count="0" meta:page-count="1" meta:paragraph-count="10" meta:word-count="288" meta:character-count="1536" meta:non-whitespace-character-count="1255"/>
  </office:meta>
</office:document-meta>
</file>